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4.3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55cm" fo:min-width="2.7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2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marker-end="Diamond_20_unfilled" draw:marker-end-width="0.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2.4cm" svg:height="1.6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1.6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cm" svg:height="1.6cm" svg:x="16.8cm" svg:y="14.4cm">
          <text:p/>
          <draw:enhanced-geometry svg:viewBox="0 0 21600 21600" draw:type="rectangle" draw:enhanced-path="M 0 0 L 21600 0 21600 21600 0 21600 0 0 Z N"/>
        </draw:custom-shape>
        <draw:g xml:id="id6" draw:id="id6">
          <draw:custom-shape draw:style-name="gr3" draw:text-style-name="P1" draw:layer="layout" svg:width="4.8cm" svg:height="0.8cm" svg:x="13.612cm" svg:y="14.4cm">
            <text:p text:style-name="P1">Bien immobilier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8cm" svg:height="2.4cm" svg:x="13.612cm" svg:y="15.2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Statut</text:p>
              </text:list-item>
              <text:list-item>
                <text:p text:style-name="P2">Date soumission</text:p>
              </text:list-item>
              <text:list-item>
                <text:p text:style-name="P2">Revenu cadastral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2" draw:id="id2" draw:layer="layout" svg:width="4.8cm" svg:height="0.8cm" svg:x="4cm" svg:y="19.2cm">
          <text:p text:style-name="P1">Habita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8cm" svg:height="0.8cm" svg:x="12.8cm" svg:y="19.2cm">
          <text:p text:style-name="P1">Commerciau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8cm" svg:x="6.8cm" svg:y="21.6cm">
          <text:p text:style-name="P1">Studi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8cm" svg:x="0cm" svg:y="26.4cm">
          <text:p text:style-name="P1">Appartem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8cm" svg:x="11.2cm" svg:y="21.6cm">
          <text:p text:style-name="P1">Entrepô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8cm" svg:x="13.6cm" svg:y="26.4cm">
          <text:p text:style-name="P1">Burea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8cm" svg:x="18.4cm" svg:y="26.4cm">
          <text:p text:style-name="P1">Commerce</text:p>
          <draw:enhanced-geometry svg:viewBox="0 0 21600 21600" draw:type="rectangle" draw:enhanced-path="M 0 0 L 21600 0 21600 21600 0 21600 0 0 Z N"/>
        </draw:custom-shape>
        <draw:connector draw:style-name="gr6" draw:layer="layout" draw:line-skew="0.212cm" svg:x1="8.4cm" svg:y1="21.2cm" svg:x2="6.4cm" svg:y2="20cm" draw:start-shape="id1" draw:start-glue-point="0" draw:end-shape="id2" draw:end-glue-point="2" svg:d="M8400 21200v-400h-2000v-800" svg:viewBox="0 0 2001 1201">
          <text:p/>
        </draw:connector>
        <draw:connector draw:style-name="gr6" draw:layer="layout" draw:line-skew="0.212cm" svg:x1="1.6cm" svg:y1="26cm" svg:x2="3.6cm" svg:y2="24.8cm" draw:start-shape="id3" draw:start-glue-point="0" draw:end-shape="id4" svg:d="M1600 26000v-400h2000v-800" svg:viewBox="0 0 2001 1201">
          <text:p/>
        </draw:connector>
        <draw:connector draw:style-name="gr6" draw:layer="layout" draw:line-skew="0.212cm" svg:x1="5.6cm" svg:y1="26cm" svg:x2="3.6cm" svg:y2="24.8cm" draw:start-shape="id5" draw:start-glue-point="0" draw:end-shape="id4" draw:end-glue-point="2" svg:d="M5600 26000v-400h-2000v-800" svg:viewBox="0 0 2001 1201">
          <text:p/>
        </draw:connector>
        <draw:connector draw:style-name="gr6" draw:layer="layout" svg:x1="6.4cm" svg:y1="19.2cm" svg:x2="16.012cm" svg:y2="17.6cm" draw:start-shape="id2" draw:start-glue-point="0" draw:end-shape="id6" draw:end-glue-point="2" svg:d="M6400 19200v-800h9612v-800" svg:viewBox="0 0 9613 1601">
          <text:p/>
        </draw:connector>
        <draw:connector draw:style-name="gr6" draw:layer="layout" draw:line-skew="0.212cm" svg:x1="12.8cm" svg:y1="21.2cm" svg:x2="15.2cm" svg:y2="20cm" draw:start-shape="id7" draw:start-glue-point="0" draw:end-shape="id8" draw:end-glue-point="2" svg:d="M12800 21200v-400h2400v-800" svg:viewBox="0 0 2401 1201">
          <text:p/>
        </draw:connector>
        <draw:connector draw:style-name="gr6" draw:layer="layout" svg:x1="15.2cm" svg:y1="26cm" svg:x2="17.6cm" svg:y2="23.6cm" draw:start-shape="id9" draw:start-glue-point="0" draw:end-shape="id10" svg:d="M15200 26000v-1212h2400v-1188" svg:viewBox="0 0 2401 2401">
          <text:p/>
        </draw:connector>
        <draw:connector draw:style-name="gr6" draw:layer="layout" svg:x1="20cm" svg:y1="26cm" svg:x2="17.6cm" svg:y2="23.6cm" draw:start-shape="id11" draw:start-glue-point="0" draw:end-shape="id10" draw:end-glue-point="2" svg:d="M20000 26000v-1212h-2400v-1188" svg:viewBox="0 0 2401 2401">
          <text:p/>
        </draw:connector>
        <draw:connector draw:style-name="gr6" draw:layer="layout" draw:line-skew="-1.788cm" svg:x1="10.6cm" svg:y1="22.8cm" svg:x2="16.012cm" svg:y2="17.6cm" draw:start-shape="id12" draw:start-glue-point="0" draw:end-shape="id6" svg:d="M10600 22800v-4400h5412v-800" svg:viewBox="0 0 5413 5201">
          <text:p/>
        </draw:connector>
        <draw:connector draw:style-name="gr6" draw:layer="layout" svg:x1="15.2cm" svg:y1="19.2cm" svg:x2="16.012cm" svg:y2="17.6cm" draw:start-shape="id8" draw:start-glue-point="0" draw:end-shape="id6" svg:d="M15200 19200v-800h812v-800" svg:viewBox="0 0 813 1601">
          <text:p/>
        </draw:connector>
        <draw:custom-shape draw:style-name="gr3" draw:text-style-name="P1" xml:id="id13" draw:id="id13" draw:layer="layout" svg:width="4.8cm" svg:height="0.8cm" svg:x="27.2cm" svg:y="19.2cm">
          <text:p text:style-name="P1">Décorateur</text:p>
          <draw:enhanced-geometry svg:viewBox="0 0 21600 21600" draw:type="rectangle" draw:enhanced-path="M 0 0 L 21600 0 21600 21600 0 21600 0 0 Z N"/>
        </draw:custom-shape>
        <draw:connector draw:style-name="gr6" draw:layer="layout" svg:x1="29.6cm" svg:y1="19.2cm" svg:x2="16.012cm" svg:y2="17.6cm" draw:start-shape="id13" draw:end-shape="id6" draw:end-glue-point="2" svg:d="M29600 19200v-800h-13588v-800" svg:viewBox="0 0 13589 1601">
          <text:p/>
        </draw:connector>
        <draw:connector draw:style-name="gr6" draw:layer="layout" draw:line-skew="0.212cm" svg:x1="24cm" svg:y1="21.2cm" svg:x2="29.6cm" svg:y2="20cm" draw:start-shape="id14" draw:start-glue-point="0" draw:end-shape="id13" draw:end-glue-point="2" svg:d="M24000 21200v-400h5600v-800" svg:viewBox="0 0 5601 1201">
          <text:p/>
        </draw:connector>
        <draw:connector draw:style-name="gr6" draw:layer="layout" draw:line-skew="0.212cm" svg:x1="34.4cm" svg:y1="21.2cm" svg:x2="29.6cm" svg:y2="20cm" draw:start-shape="id15" draw:start-glue-point="0" draw:end-shape="id13" draw:end-glue-point="2" svg:d="M34400 21200v-400h-4800v-800" svg:viewBox="0 0 4801 1201">
          <text:p/>
        </draw:connector>
        <draw:custom-shape draw:style-name="gr5" draw:text-style-name="P1" xml:id="id16" draw:id="id16" draw:layer="layout" svg:width="3.2cm" svg:height="0.8cm" svg:x="38.4cm" svg:y="3.6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6" draw:layer="layout" svg:x1="41.6cm" svg:y1="4cm" svg:x2="44cm" svg:y2="2.4cm" draw:start-shape="id16" draw:start-glue-point="1" draw:end-shape="id17" draw:end-glue-point="2" svg:d="M41600 4000h2400v-1600" svg:viewBox="0 0 2401 1601">
          <text:p/>
        </draw:connector>
        <draw:connector draw:style-name="gr6" draw:layer="layout" svg:x1="44cm" svg:y1="10.7cm" svg:x2="44cm" svg:y2="2.4cm" draw:start-shape="id18" draw:start-glue-point="0" draw:end-shape="id17" draw:end-glue-point="2" svg:d="M44000 10700v-8300" svg:viewBox="0 0 1 8301">
          <text:p/>
        </draw:connector>
        <draw:g xml:id="id20" draw:id="id20">
          <draw:custom-shape draw:style-name="gr3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9" draw:id="id19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6.012cm" svg:y1="14.4cm" svg:x2="18.8cm" svg:y2="8.8cm" draw:start-shape="id6" draw:start-glue-point="0" draw:end-shape="id19" draw:end-glue-point="5" svg:d="M16012 14400v-5600h2788" svg:viewBox="0 0 2789 5601">
          <text:p/>
        </draw:connector>
        <draw:connector draw:style-name="gr8" draw:layer="layout" svg:x1="23.6cm" svg:y1="8.8cm" svg:x2="25.6cm" svg:y2="8.8cm" draw:start-shape="id19" draw:start-glue-point="7" draw:end-shape="id20" draw:end-glue-point="3" svg:d="M23600 8800h2000" svg:viewBox="0 0 2001 1">
          <text:p/>
        </draw:connector>
        <draw:g xml:id="id23" draw:id="id23">
          <draw:custom-shape draw:style-name="gr3" draw:text-style-name="P1" xml:id="id18" draw:id="id18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2" draw:id="id22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7.6cm" svg:y1="14.4cm" svg:x2="34.4cm" svg:y2="12cm" draw:start-shape="id21" draw:start-glue-point="0" draw:end-shape="id22" draw:end-glue-point="5" svg:d="M17600 14400v-2400h16800" svg:viewBox="0 0 16801 2401">
          <text:p/>
        </draw:connector>
        <draw:connector draw:style-name="gr8" draw:layer="layout" svg:x1="39.2cm" svg:y1="12cm" svg:x2="41.6cm" svg:y2="12cm" draw:start-shape="id22" draw:start-glue-point="7" draw:end-shape="id23" draw:end-glue-point="3" svg:d="M39200 12000h2400" svg:viewBox="0 0 2401 1">
          <text:p/>
        </draw:connector>
        <draw:g xml:id="id24" draw:id="id24">
          <draw:custom-shape draw:style-name="gr3" draw:text-style-name="P1" draw:layer="layout" svg:width="4.8cm" svg:height="0.8cm" svg:x="34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8cm" svg:height="2.4cm" svg:x="34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5" draw:id="id25" draw:layer="layout" svg:width="4.8cm" svg:height="1.6cm" svg:x="40.8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9.2cm" svg:y1="15.2cm" svg:x2="40.8cm" svg:y2="15.2cm" draw:start-shape="id24" draw:start-glue-point="1" draw:end-shape="id25" draw:end-glue-point="5" svg:d="M39200 15200h1600" svg:viewBox="0 0 1601 1">
          <text:p/>
        </draw:connector>
        <draw:connector draw:style-name="gr8" draw:layer="layout" draw:line-skew="0.899cm" svg:x1="45.6cm" svg:y1="15.2cm" svg:x2="46.4cm" svg:y2="1.2cm" draw:start-shape="id25" draw:start-glue-point="7" draw:end-shape="id26" draw:end-glue-point="1" svg:d="M45600 15200h2200v-14000h-1400" svg:viewBox="0 0 2201 14001">
          <text:p/>
        </draw:connector>
        <draw:custom-shape draw:style-name="gr7" draw:text-style-name="P1" xml:id="id27" draw:id="id27" draw:layer="layout" svg:width="4.8cm" svg:height="1.6cm" svg:x="24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5.2cm" svg:x2="24cm" svg:y2="15.2cm" draw:start-shape="id21" draw:start-glue-point="1" draw:end-shape="id27" draw:end-glue-point="5" svg:d="M18400 15200h5600" svg:viewBox="0 0 5601 1">
          <text:p/>
        </draw:connector>
        <draw:connector draw:style-name="gr8" draw:layer="layout" svg:x1="28.8cm" svg:y1="15.2cm" svg:x2="34.4cm" svg:y2="15.2cm" draw:start-shape="id27" draw:start-glue-point="7" draw:end-shape="id24" draw:end-glue-point="3" svg:d="M28800 15200h5600" svg:viewBox="0 0 5601 1">
          <text:p/>
        </draw:connector>
        <draw:custom-shape draw:style-name="gr7" draw:text-style-name="P1" xml:id="id28" draw:id="id28" draw:layer="layout" svg:width="4.8cm" svg:height="1.6cm" svg:x="7.2cm" svg:y="15.2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3.612cm" svg:y1="16cm" svg:x2="12cm" svg:y2="16cm" draw:start-shape="id6" draw:end-shape="id28" draw:end-glue-point="7" svg:d="M13612 16000h-1612" svg:viewBox="0 0 1613 1">
          <text:p/>
        </draw:connector>
        <draw:connector draw:style-name="gr8" draw:layer="layout" draw:line-skew="-0.699cm" svg:x1="9.6cm" svg:y1="15.2cm" svg:x2="40cm" svg:y2="3.6cm" draw:start-shape="id28" draw:start-glue-point="4" draw:end-shape="id16" draw:end-glue-point="0" svg:d="M9600 15200v-12800h30400v1200" svg:viewBox="0 0 30401 12801">
          <text:p/>
        </draw:connector>
        <draw:connector draw:style-name="gr8" draw:layer="layout" svg:x1="7.2cm" svg:y1="16cm" svg:x2="2.4cm" svg:y2="12.4cm" draw:start-shape="id28" draw:start-glue-point="5" draw:end-shape="id29" draw:end-glue-point="2" svg:d="M7200 16000h-4800v-3600" svg:viewBox="0 0 4801 3601">
          <text:p/>
        </draw:connector>
        <draw:custom-shape draw:style-name="gr7" draw:text-style-name="P1" xml:id="id31" draw:id="id31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4.4cm" svg:y1="14.4cm" svg:x2="18.8cm" svg:y2="4cm" draw:start-shape="id30" draw:start-glue-point="0" draw:end-shape="id31" draw:end-glue-point="5" svg:d="M14400 14400v-10400h4400" svg:viewBox="0 0 4401 10401">
          <text:p/>
        </draw:connector>
        <draw:connector draw:style-name="gr8" draw:layer="layout" svg:x1="23.6cm" svg:y1="4cm" svg:x2="38.4cm" svg:y2="4cm" draw:start-shape="id31" draw:start-glue-point="7" draw:end-shape="id16" draw:end-glue-point="3" svg:d="M23600 4000h14800" svg:viewBox="0 0 14801 1">
          <text:p/>
        </draw:connector>
        <draw:g>
          <draw:frame draw:style-name="gr10" xml:id="id32" draw:id="id32" draw:layer="layout" svg:width="1.6cm" svg:height="0.8cm" svg:x="22cm" svg:y="4.8cm">
            <draw:text-box>
              <text:p>Date</text:p>
            </draw:text-box>
          </draw:frame>
          <draw:frame draw:style-name="gr11" xml:id="id33" draw:id="id33" draw:layer="layout" svg:width="2.4cm" svg:height="0.8cm" svg:x="22cm" svg:y="5.6cm">
            <draw:text-box>
              <text:p>Prix</text:p>
            </draw:text-box>
          </draw:frame>
          <draw:connector draw:style-name="gr12" draw:layer="layout" svg:x1="21.2cm" svg:y1="4.8cm" svg:x2="22cm" svg:y2="5.2cm" draw:start-shape="id31" draw:start-glue-point="6" draw:end-shape="id32" draw:end-glue-point="3" svg:d="M21200 4800v400h800" svg:viewBox="0 0 801 401">
            <text:p/>
          </draw:connector>
          <draw:connector draw:style-name="gr12" draw:layer="layout" svg:x1="21.2cm" svg:y1="4.8cm" svg:x2="22cm" svg:y2="6cm" draw:start-shape="id31" draw:start-glue-point="6" draw:end-shape="id33" draw:end-glue-point="3" svg:d="M21200 4800v1200h800" svg:viewBox="0 0 801 1201">
            <text:p/>
          </draw:connector>
          <draw:frame draw:style-name="gr11" xml:id="id34" draw:id="id34" draw:layer="layout" svg:width="3.2cm" svg:height="0.8cm" svg:x="22cm" svg:y="6.4cm">
            <draw:text-box>
              <text:p>N° contrat</text:p>
            </draw:text-box>
          </draw:frame>
          <draw:connector draw:style-name="gr12" draw:layer="layout" svg:x1="21.2cm" svg:y1="4.8cm" svg:x2="22cm" svg:y2="6.8cm" draw:start-shape="id31" draw:start-glue-point="6" draw:end-shape="id34" draw:end-glue-point="3" svg:d="M21200 4800v2000h800" svg:viewBox="0 0 801 2001">
            <text:p/>
          </draw:connector>
        </draw:g>
        <draw:g>
          <draw:custom-shape draw:style-name="gr3" draw:text-style-name="P1" draw:layer="layout" svg:width="4.8cm" svg:height="0.8cm" svg:x="24cm" svg:y="25.6cm">
            <text:p text:style-name="P1">Descriptif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4.8cm" svg:height="0.8cm" svg:x="24cm" svg:y="26.4cm">
            <text:list text:style-name="L1"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6" draw:layer="layout" draw:line-skew="-1.788cm" svg:x1="26.4cm" svg:y1="25.2cm" svg:x2="29.6cm" svg:y2="20cm" draw:start-shape="id35" draw:start-glue-point="0" draw:end-shape="id13" svg:d="M26400 25200v-4400h3200v-800" svg:viewBox="0 0 3201 5201">
          <text:p/>
        </draw:connector>
        <draw:g>
          <draw:custom-shape draw:style-name="gr5" draw:text-style-name="P1" draw:layer="layout" svg:width="3.2cm" svg:height="0.8cm" svg:x="22.4cm" svg:y="21.6cm">
            <text:p text:style-name="P1">À louer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2.8cm" svg:x="22.4cm" svg:y="22.4cm">
            <text:list text:style-name="L1">
              <text:list-item>
                <text:p text:style-name="P3">Caution</text:p>
              </text:list-item>
              <text:list-item>
                <text:p text:style-name="P3">Loyer</text:p>
              </text:list-item>
              <text:list-item>
                <text:p text:style-name="P3">Charges</text:p>
              </text:list-item>
              <text:list-item>
                <text:p text:style-name="P3">Bail</text:p>
              </text:list-item>
              <text:list-item>
                <text:p text:style-name="P3">Garnitur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7" draw:id="id37">
          <draw:custom-shape draw:style-name="gr5" draw:text-style-name="P1" draw:layer="layout" svg:width="3.2cm" svg:height="0.8cm" svg:x="32.8cm" svg:y="21.6cm">
            <text:p text:style-name="P1">À vendr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2cm" svg:height="0.8cm" svg:x="32.8cm" svg:y="22.4cm">
            <text:list text:style-name="L1">
              <text:list-item>
                <text:p text:style-name="P3">Prix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6" draw:id="id36">
          <draw:custom-shape draw:style-name="gr3" draw:text-style-name="P1" draw:layer="layout" svg:width="4.8cm" svg:height="0.8cm" svg:x="32cm" svg:y="24.8cm">
            <text:p text:style-name="P1">HabitationComm.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4.8cm" svg:height="0.8cm" svg:x="32cm" svg:y="25.6cm">
            <text:list text:style-name="L1">
              <text:list-item>
                <text:p text:style-name="P3">Éta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6" draw:layer="layout" svg:x1="34.4cm" svg:y1="24.8cm" svg:x2="34.4cm" svg:y2="23.2cm" draw:start-shape="id36" draw:start-glue-point="0" draw:end-shape="id37" draw:end-glue-point="2" svg:d="M34400 24800v-1600" svg:viewBox="0 0 1 1601">
          <text:p/>
        </draw:connector>
        <draw:g xml:id="id4" draw:id="id4">
          <draw:custom-shape draw:style-name="gr3" draw:text-style-name="P1" xml:id="id38" draw:id="id38" draw:layer="layout" svg:width="4.8cm" svg:height="0.8cm" svg:x="1.2cm" svg:y="21.6cm">
            <text:p text:style-name="P1">MaisonAppart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cm" svg:height="2.4cm" svg:x="1.2cm" svg:y="22.4cm">
            <text:list text:style-name="L1">
              <text:list-item>
                <text:p text:style-name="P3">Nb chambres</text:p>
              </text:list-item>
              <text:list-item>
                <text:p text:style-name="P3">Nb garages</text:p>
              </text:list-item>
              <text:list-item>
                <text:p text:style-name="P3">Cuisine équipée</text:p>
              </text:list-item>
              <text:list-item>
                <text:p text:style-name="P3">Superficie jard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6" draw:layer="layout" svg:x1="3.6cm" svg:y1="21.6cm" svg:x2="6.4cm" svg:y2="20cm" draw:start-shape="id38" draw:start-glue-point="0" draw:end-shape="id2" draw:end-glue-point="2" svg:d="M3600 21600v-800h2800v-800" svg:viewBox="0 0 2801 1601">
          <text:p/>
        </draw:connector>
        <draw:g>
          <draw:custom-shape draw:style-name="gr5" draw:text-style-name="P1" draw:layer="layout" svg:width="3.2cm" svg:height="0.8cm" svg:x="4cm" svg:y="26.4cm">
            <text:p text:style-name="P1">Maison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2cm" svg:height="0.8cm" svg:x="4cm" svg:y="27.2cm">
            <text:list text:style-name="L1">
              <text:list-item>
                <text:p text:style-name="P3">Nb étag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4.8cm" svg:height="0.8cm" svg:x="27.2cm" svg:y="21.6cm">
            <text:p text:style-name="P1">Dans immeuble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.8cm" svg:height="1.2cm" svg:x="27.2cm" svg:y="22.4cm">
            <text:list text:style-name="L1">
              <text:list-item>
                <text:p text:style-name="P3">Étage</text:p>
              </text:list-item>
              <text:list-item>
                <text:p text:style-name="P3">Ascenseur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6" draw:layer="layout" svg:x1="29.6cm" svg:y1="21.2cm" svg:x2="29.6cm" svg:y2="20cm" draw:start-shape="id39" draw:start-glue-point="0" draw:end-shape="id13" draw:end-glue-point="2" svg:d="M29600 21200v-1200" svg:viewBox="0 0 1 1201">
          <text:p/>
        </draw:connector>
        <draw:g>
          <draw:custom-shape draw:style-name="gr5" draw:text-style-name="P1" draw:layer="layout" svg:width="3.2cm" svg:height="0.8cm" svg:x="9cm" svg:y="23.2cm">
            <text:p text:style-name="P1">Terrain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2cm" svg:height="0.8cm" svg:x="9cm" svg:y="24cm">
            <text:list text:style-name="L1">
              <text:list-item>
                <text:p text:style-name="P3">Superfici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3" draw:text-style-name="P1" xml:id="id40" draw:id="id40" draw:layer="layout" svg:width="4.8cm" svg:height="0.8cm" svg:x="15.2cm" svg:y="21.6cm">
            <text:p text:style-name="P1">BureauCommerce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.8cm" svg:height="1.2cm" svg:x="15.2cm" svg:y="22.4cm">
            <text:list text:style-name="L1">
              <text:list-item>
                <text:p text:style-name="P3">Superficie</text:p>
              </text:list-item>
              <text:list-item>
                <text:p text:style-name="P3">Nb pièc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6" draw:layer="layout" svg:x1="17.6cm" svg:y1="21.6cm" svg:x2="15.2cm" svg:y2="20cm" draw:start-shape="id40" draw:start-glue-point="0" draw:end-shape="id8" draw:end-glue-point="2" svg:d="M17600 21600v-800h-2400v-800" svg:viewBox="0 0 2401 1601">
          <text:p/>
        </draw:connector>
        <draw:g xml:id="id26" draw:id="id26">
          <draw:custom-shape draw:style-name="gr3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7" draw:text-style-name="P2" xml:id="id17" draw:id="id17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41" draw:id="id41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0.4cm" svg:y1="8.8cm" svg:x2="32.8cm" svg:y2="8.8cm" draw:start-shape="id20" draw:start-glue-point="1" draw:end-shape="id41" draw:end-glue-point="5" svg:d="M30400 8800h2400" svg:viewBox="0 0 2401 1">
          <text:p/>
        </draw:connector>
        <draw:connector draw:style-name="gr8" draw:layer="layout" svg:x1="37.6cm" svg:y1="8.8cm" svg:x2="40cm" svg:y2="4.4cm" draw:start-shape="id41" draw:start-glue-point="7" draw:end-shape="id16" draw:end-glue-point="2" svg:d="M37600 8800h2400v-4400" svg:viewBox="0 0 2401 4401">
          <text:p/>
        </draw:connector>
        <draw:g xml:id="id29" draw:id="id29">
          <draw:custom-shape draw:style-name="gr3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42" draw:id="id42">
          <draw:custom-shape draw:style-name="gr3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43" draw:id="id43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44" draw:id="id44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.4cm" svg:y1="3.6cm" svg:x2="2.4cm" svg:y2="7.2cm" draw:start-shape="id42" draw:start-glue-point="2" draw:end-shape="id43" draw:end-glue-point="4" svg:d="M2400 3600v3600" svg:viewBox="0 0 1 3601">
          <text:p/>
        </draw:connector>
        <draw:connector draw:style-name="gr8" draw:layer="layout" svg:x1="4.8cm" svg:y1="2.6cm" svg:x2="6.4cm" svg:y2="5.6cm" draw:start-shape="id42" draw:start-glue-point="1" draw:end-shape="id44" draw:end-glue-point="4" svg:d="M4800 2600h1600v3000" svg:viewBox="0 0 1601 3001">
          <text:p/>
        </draw:connector>
        <draw:connector draw:style-name="gr8" draw:layer="layout" svg:x1="6.4cm" svg:y1="7.2cm" svg:x2="4.8cm" svg:y2="11.4cm" draw:start-shape="id44" draw:start-glue-point="6" draw:end-shape="id29" draw:end-glue-point="1" svg:d="M6400 7200v4200h-1600" svg:viewBox="0 0 1601 4201">
          <text:p/>
        </draw:connector>
        <draw:connector draw:style-name="gr8" draw:layer="layout" svg:x1="2.4cm" svg:y1="8.8cm" svg:x2="2.4cm" svg:y2="10.4cm" draw:start-shape="id43" draw:start-glue-point="6" draw:end-shape="id29" draw:end-glue-point="0" svg:d="M2400 8800v1600" svg:viewBox="0 0 1 1601">
          <text:p/>
        </draw:connector>
        <draw:frame draw:style-name="gr18" draw:layer="layout" svg:width="1.505cm" svg:height="0.747cm" svg:x="40.095cm" svg:y="11.253cm">
          <draw:text-box>
            <text:p>(1,n)</text:p>
          </draw:text-box>
        </draw:frame>
        <draw:frame draw:style-name="gr19" draw:layer="layout" svg:width="1.51cm" svg:height="0.747cm" svg:x="17.5cm" svg:y="13.653cm">
          <draw:text-box>
            <text:p>(1,1)</text:p>
          </draw:text-box>
        </draw:frame>
        <draw:frame draw:style-name="gr19" draw:layer="layout" svg:width="1.51cm" svg:height="0.747cm" svg:x="18.4cm" svg:y="14.453cm">
          <draw:text-box>
            <text:p>(1,1)</text:p>
          </draw:text-box>
        </draw:frame>
        <draw:frame draw:style-name="gr18" draw:layer="layout" svg:width="1.505cm" svg:height="0.747cm" svg:x="32.89cm" svg:y="14.453cm">
          <draw:text-box>
            <text:p>(0,n)</text:p>
          </draw:text-box>
        </draw:frame>
        <draw:frame draw:style-name="gr18" draw:layer="layout" svg:width="1.505cm" svg:height="0.747cm" svg:x="39.2cm" svg:y="14.453cm">
          <draw:text-box>
            <text:p>(0,n)</text:p>
          </draw:text-box>
        </draw:frame>
        <draw:frame draw:style-name="gr19" draw:layer="layout" svg:width="1.51cm" svg:height="0.747cm" svg:x="46.4cm" svg:y="0.453cm">
          <draw:text-box>
            <text:p>(1,1)</text:p>
          </draw:text-box>
        </draw:frame>
        <draw:frame draw:style-name="gr19" draw:layer="layout" svg:width="1.51cm" svg:height="0.747cm" svg:x="16cm" svg:y="13.636cm">
          <draw:text-box>
            <text:p>(1,1)</text:p>
          </draw:text-box>
        </draw:frame>
        <draw:frame draw:style-name="gr18" draw:layer="layout" svg:width="1.505cm" svg:height="0.747cm" svg:x="24.095cm" svg:y="8.053cm">
          <draw:text-box>
            <text:p>(0,n)</text:p>
          </draw:text-box>
        </draw:frame>
        <draw:frame draw:style-name="gr18" draw:layer="layout" svg:width="1.505cm" svg:height="0.747cm" svg:x="39.995cm" svg:y="2.853cm">
          <draw:text-box>
            <text:p>(0,n)</text:p>
          </draw:text-box>
        </draw:frame>
        <draw:frame draw:style-name="gr18" draw:layer="layout" svg:width="1.505cm" svg:height="0.747cm" svg:x="12.095cm" svg:y="15.253cm">
          <draw:text-box>
            <text:p>(0,n)</text:p>
          </draw:text-box>
        </draw:frame>
        <draw:frame draw:style-name="gr18" draw:layer="layout" svg:width="1.505cm" svg:height="0.747cm" svg:x="2.4cm" svg:y="12.4cm">
          <draw:text-box>
            <text:p>(0,n)</text:p>
          </draw:text-box>
        </draw:frame>
        <draw:frame draw:style-name="gr19" draw:layer="layout" svg:width="1.51cm" svg:height="0.747cm" svg:x="2.4cm" svg:y="9.653cm">
          <draw:text-box>
            <text:p>(1,1)</text:p>
          </draw:text-box>
        </draw:frame>
        <draw:frame draw:style-name="gr19" draw:layer="layout" svg:width="1.51cm" svg:height="0.747cm" svg:x="4.8cm" svg:y="10.653cm">
          <draw:text-box>
            <text:p>(0,1)</text:p>
          </draw:text-box>
        </draw:frame>
        <draw:frame draw:style-name="gr19" draw:layer="layout" svg:width="1.51cm" svg:height="0.747cm" svg:x="2.4cm" svg:y="3.6cm">
          <draw:text-box>
            <text:p>(1,n)</text:p>
          </draw:text-box>
        </draw:frame>
        <draw:frame draw:style-name="gr19" draw:layer="layout" svg:width="1.51cm" svg:height="0.747cm" svg:x="4.8cm" svg:y="1.853cm">
          <draw:text-box>
            <text:p>(1,1)</text:p>
          </draw:text-box>
        </draw:frame>
        <draw:frame draw:style-name="gr18" draw:layer="layout" svg:width="1.505cm" svg:height="0.747cm" svg:x="30.4cm" svg:y="8.053cm">
          <draw:text-box>
            <text:p>(0,n)</text:p>
          </draw:text-box>
        </draw:frame>
        <draw:frame draw:style-name="gr18" draw:layer="layout" svg:width="1.505cm" svg:height="0.747cm" svg:x="39.995cm" svg:y="4.4cm">
          <draw:text-box>
            <text:p>(0,n)</text:p>
          </draw:text-box>
        </draw:frame>
        <draw:frame draw:style-name="gr10" xml:id="id45" draw:id="id45" draw:layer="layout" svg:width="1.6cm" svg:height="0.8cm" svg:x="10.4cm" svg:y="16.8cm">
          <draw:text-box>
            <text:p>Date</text:p>
          </draw:text-box>
        </draw:frame>
        <draw:frame draw:style-name="gr11" xml:id="id46" draw:id="id46" draw:layer="layout" svg:width="2.4cm" svg:height="0.8cm" svg:x="10.4cm" svg:y="17.6cm">
          <draw:text-box>
            <text:p>Heure</text:p>
          </draw:text-box>
        </draw:frame>
        <draw:connector draw:style-name="gr12" draw:layer="layout" svg:x1="9.6cm" svg:y1="16.8cm" svg:x2="10.4cm" svg:y2="17.2cm" draw:start-shape="id28" draw:start-glue-point="6" draw:end-shape="id45" draw:end-glue-point="3" svg:d="M9600 16800v400h800" svg:viewBox="0 0 801 401">
          <text:p/>
        </draw:connector>
        <draw:connector draw:style-name="gr12" draw:layer="layout" svg:x1="9.6cm" svg:y1="16.8cm" svg:x2="10.4cm" svg:y2="18cm" draw:start-shape="id28" draw:end-shape="id46" draw:end-glue-point="3" svg:d="M9600 16800v1200h800" svg:viewBox="0 0 801 1201">
          <text:p/>
        </draw:connector>
        <draw:frame draw:style-name="gr19" draw:layer="layout" svg:width="1.51cm" svg:height="0.747cm" svg:x="14.4cm" svg:y="13.653cm">
          <draw:text-box>
            <text:p>(0,1)</text:p>
          </draw:text-box>
        </draw:frame>
        <draw:frame draw:style-name="gr18" draw:layer="layout" svg:width="1.505cm" svg:height="0.747cm" svg:x="36.89cm" svg:y="3.253cm">
          <draw:text-box>
            <text:p>(0,n)</text:p>
          </draw:text-box>
        </draw:frame>
        <draw:g xml:id="id3" draw:id="id3">
          <draw:line draw:style-name="gr20" draw:layer="layout" svg:x1="1.5cm" svg:y1="26cm" svg:x2="1.5cm" svg:y2="26.4cm">
            <text:p/>
          </draw:line>
          <draw:line draw:style-name="gr20" draw:layer="layout" svg:x1="1.7cm" svg:y1="26cm" svg:x2="1.7cm" svg:y2="26.4cm">
            <text:p/>
          </draw:line>
          <draw:line draw:style-name="gr20" draw:layer="layout" svg:x1="1.4cm" svg:y1="26.3cm" svg:x2="1.8cm" svg:y2="26.3cm">
            <text:p/>
          </draw:line>
          <draw:line draw:style-name="gr20" draw:layer="layout" svg:x1="1.4cm" svg:y1="26.1cm" svg:x2="1.8cm" svg:y2="26.1cm">
            <text:p/>
          </draw:line>
        </draw:g>
        <draw:g xml:id="id5" draw:id="id5">
          <draw:line draw:style-name="gr20" draw:layer="layout" svg:x1="5.5cm" svg:y1="26cm" svg:x2="5.5cm" svg:y2="26.4cm">
            <text:p/>
          </draw:line>
          <draw:line draw:style-name="gr20" draw:layer="layout" svg:x1="5.7cm" svg:y1="26cm" svg:x2="5.7cm" svg:y2="26.4cm">
            <text:p/>
          </draw:line>
          <draw:line draw:style-name="gr20" draw:layer="layout" svg:x1="5.4cm" svg:y1="26.3cm" svg:x2="5.8cm" svg:y2="26.3cm">
            <text:p/>
          </draw:line>
          <draw:line draw:style-name="gr20" draw:layer="layout" svg:x1="5.4cm" svg:y1="26.1cm" svg:x2="5.8cm" svg:y2="26.1cm">
            <text:p/>
          </draw:line>
        </draw:g>
        <draw:g xml:id="id1" draw:id="id1">
          <draw:line draw:style-name="gr20" draw:layer="layout" svg:x1="8.3cm" svg:y1="21.2cm" svg:x2="8.3cm" svg:y2="21.6cm">
            <text:p/>
          </draw:line>
          <draw:line draw:style-name="gr20" draw:layer="layout" svg:x1="8.5cm" svg:y1="21.2cm" svg:x2="8.5cm" svg:y2="21.6cm">
            <text:p/>
          </draw:line>
          <draw:line draw:style-name="gr20" draw:layer="layout" svg:x1="8.2cm" svg:y1="21.5cm" svg:x2="8.6cm" svg:y2="21.5cm">
            <text:p/>
          </draw:line>
          <draw:line draw:style-name="gr20" draw:layer="layout" svg:x1="8.2cm" svg:y1="21.3cm" svg:x2="8.6cm" svg:y2="21.3cm">
            <text:p/>
          </draw:line>
        </draw:g>
        <draw:g xml:id="id12" draw:id="id12">
          <draw:line draw:style-name="gr20" draw:layer="layout" svg:x1="10.5cm" svg:y1="22.8cm" svg:x2="10.5cm" svg:y2="23.2cm">
            <text:p/>
          </draw:line>
          <draw:line draw:style-name="gr20" draw:layer="layout" svg:x1="10.7cm" svg:y1="22.8cm" svg:x2="10.7cm" svg:y2="23.2cm">
            <text:p/>
          </draw:line>
          <draw:line draw:style-name="gr20" draw:layer="layout" svg:x1="10.4cm" svg:y1="23.1cm" svg:x2="10.8cm" svg:y2="23.1cm">
            <text:p/>
          </draw:line>
          <draw:line draw:style-name="gr20" draw:layer="layout" svg:x1="10.4cm" svg:y1="22.9cm" svg:x2="10.8cm" svg:y2="22.9cm">
            <text:p/>
          </draw:line>
        </draw:g>
        <draw:g xml:id="id7" draw:id="id7">
          <draw:line draw:style-name="gr20" draw:layer="layout" svg:x1="12.7cm" svg:y1="21.2cm" svg:x2="12.7cm" svg:y2="21.6cm">
            <text:p/>
          </draw:line>
          <draw:line draw:style-name="gr20" draw:layer="layout" svg:x1="12.9cm" svg:y1="21.2cm" svg:x2="12.9cm" svg:y2="21.6cm">
            <text:p/>
          </draw:line>
          <draw:line draw:style-name="gr20" draw:layer="layout" svg:x1="12.6cm" svg:y1="21.5cm" svg:x2="13cm" svg:y2="21.5cm">
            <text:p/>
          </draw:line>
          <draw:line draw:style-name="gr20" draw:layer="layout" svg:x1="12.6cm" svg:y1="21.3cm" svg:x2="13cm" svg:y2="21.3cm">
            <text:p/>
          </draw:line>
        </draw:g>
        <draw:g xml:id="id15" draw:id="id15">
          <draw:line draw:style-name="gr20" draw:layer="layout" svg:x1="34.3cm" svg:y1="21.2cm" svg:x2="34.3cm" svg:y2="21.6cm">
            <text:p/>
          </draw:line>
          <draw:line draw:style-name="gr20" draw:layer="layout" svg:x1="34.5cm" svg:y1="21.2cm" svg:x2="34.5cm" svg:y2="21.6cm">
            <text:p/>
          </draw:line>
          <draw:line draw:style-name="gr20" draw:layer="layout" svg:x1="34.2cm" svg:y1="21.5cm" svg:x2="34.6cm" svg:y2="21.5cm">
            <text:p/>
          </draw:line>
          <draw:line draw:style-name="gr20" draw:layer="layout" svg:x1="34.2cm" svg:y1="21.3cm" svg:x2="34.6cm" svg:y2="21.3cm">
            <text:p/>
          </draw:line>
        </draw:g>
        <draw:g xml:id="id39" draw:id="id39">
          <draw:line draw:style-name="gr20" draw:layer="layout" svg:x1="29.5cm" svg:y1="21.2cm" svg:x2="29.5cm" svg:y2="21.6cm">
            <text:p/>
          </draw:line>
          <draw:line draw:style-name="gr20" draw:layer="layout" svg:x1="29.7cm" svg:y1="21.2cm" svg:x2="29.7cm" svg:y2="21.6cm">
            <text:p/>
          </draw:line>
          <draw:line draw:style-name="gr20" draw:layer="layout" svg:x1="29.4cm" svg:y1="21.5cm" svg:x2="29.8cm" svg:y2="21.5cm">
            <text:p/>
          </draw:line>
          <draw:line draw:style-name="gr20" draw:layer="layout" svg:x1="29.4cm" svg:y1="21.3cm" svg:x2="29.8cm" svg:y2="21.3cm">
            <text:p/>
          </draw:line>
        </draw:g>
        <draw:g xml:id="id35" draw:id="id35">
          <draw:line draw:style-name="gr20" draw:layer="layout" svg:x1="26.3cm" svg:y1="25.2cm" svg:x2="26.3cm" svg:y2="25.6cm">
            <text:p/>
          </draw:line>
          <draw:line draw:style-name="gr20" draw:layer="layout" svg:x1="26.5cm" svg:y1="25.2cm" svg:x2="26.5cm" svg:y2="25.6cm">
            <text:p/>
          </draw:line>
          <draw:line draw:style-name="gr20" draw:layer="layout" svg:x1="26.2cm" svg:y1="25.5cm" svg:x2="26.6cm" svg:y2="25.5cm">
            <text:p/>
          </draw:line>
          <draw:line draw:style-name="gr20" draw:layer="layout" svg:x1="26.2cm" svg:y1="25.3cm" svg:x2="26.6cm" svg:y2="25.3cm">
            <text:p/>
          </draw:line>
        </draw:g>
        <draw:g xml:id="id14" draw:id="id14">
          <draw:line draw:style-name="gr20" draw:layer="layout" svg:x1="23.9cm" svg:y1="21.2cm" svg:x2="23.9cm" svg:y2="21.6cm">
            <text:p/>
          </draw:line>
          <draw:line draw:style-name="gr20" draw:layer="layout" svg:x1="24.1cm" svg:y1="21.2cm" svg:x2="24.1cm" svg:y2="21.6cm">
            <text:p/>
          </draw:line>
          <draw:line draw:style-name="gr20" draw:layer="layout" svg:x1="23.8cm" svg:y1="21.5cm" svg:x2="24.2cm" svg:y2="21.5cm">
            <text:p/>
          </draw:line>
          <draw:line draw:style-name="gr20" draw:layer="layout" svg:x1="23.8cm" svg:y1="21.3cm" svg:x2="24.2cm" svg:y2="21.3cm">
            <text:p/>
          </draw:line>
        </draw:g>
        <draw:g xml:id="id11" draw:id="id11">
          <draw:line draw:style-name="gr20" draw:layer="layout" svg:x1="19.9cm" svg:y1="26cm" svg:x2="19.9cm" svg:y2="26.4cm">
            <text:p/>
          </draw:line>
          <draw:line draw:style-name="gr20" draw:layer="layout" svg:x1="20.1cm" svg:y1="26cm" svg:x2="20.1cm" svg:y2="26.4cm">
            <text:p/>
          </draw:line>
          <draw:line draw:style-name="gr20" draw:layer="layout" svg:x1="19.8cm" svg:y1="26.3cm" svg:x2="20.2cm" svg:y2="26.3cm">
            <text:p/>
          </draw:line>
          <draw:line draw:style-name="gr20" draw:layer="layout" svg:x1="19.8cm" svg:y1="26.1cm" svg:x2="20.2cm" svg:y2="26.1cm">
            <text:p/>
          </draw:line>
        </draw:g>
        <draw:g xml:id="id9" draw:id="id9">
          <draw:line draw:style-name="gr20" draw:layer="layout" svg:x1="15.1cm" svg:y1="26cm" svg:x2="15.1cm" svg:y2="26.4cm">
            <text:p/>
          </draw:line>
          <draw:line draw:style-name="gr20" draw:layer="layout" svg:x1="15.3cm" svg:y1="26cm" svg:x2="15.3cm" svg:y2="26.4cm">
            <text:p/>
          </draw:line>
          <draw:line draw:style-name="gr20" draw:layer="layout" svg:x1="15cm" svg:y1="26.3cm" svg:x2="15.4cm" svg:y2="26.3cm">
            <text:p/>
          </draw:line>
          <draw:line draw:style-name="gr20" draw:layer="layout" svg:x1="15cm" svg:y1="26.1cm" svg:x2="15.4cm" svg:y2="26.1cm">
            <text:p/>
          </draw:line>
        </draw:g>
        <draw:connector draw:style-name="gr21" draw:layer="layout" draw:line-skew="1.099cm" svg:x1="18.4cm" svg:y1="16.8cm" svg:x2="32cm" svg:y2="19.6cm" draw:start-shape="id47" draw:start-glue-point="1" draw:end-shape="id13" draw:end-glue-point="1" svg:d="M18400 16800h15200v2800h-1600" svg:viewBox="0 0 152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_20_unfilled" draw:display-name="Diamond unfilled" svg:viewBox="0 0 3000 6000" svg:d="M1500 0l1500 3000-1500 3000-1500-3000zM1500 447l-1276 2553 1276 2553 1276-25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1H55M11S</meta:editing-duration>
    <meta:editing-cycles>28</meta:editing-cycles>
    <meta:generator>LibreOffice/4.3.5.2$Windows_x86 LibreOffice_project/3a87456aaa6a95c63eea1c1b3201acedf0751bd5</meta:generator>
    <dc:date>2014-12-28T15:04:44.506000000</dc:date>
    <meta:document-statistic meta:object-count="194"/>
    <meta:template xlink:type="simple" xlink:actuate="onRequest" xlink:title="Diagramme" xlink:href="../../../../../../AppData/Roaming/LibreOffice/4/user/template/Diagramme.otg" meta:date="2014-12-06T19:05:54.762000000"/>
  </office:meta>
</office:document-meta>
</file>